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6.96pt"/>
    </style:style>
    <style:style style:name="co2" style:family="table-column">
      <style:table-column-properties fo:break-before="auto" style:column-width="149.81pt"/>
    </style:style>
    <style:style style:name="co3" style:family="table-column">
      <style:table-column-properties fo:break-before="auto" style:column-width="172.06pt"/>
    </style:style>
    <style:style style:name="co4" style:family="table-column">
      <style:table-column-properties fo:break-before="auto" style:column-width="141.96pt"/>
    </style:style>
    <style:style style:name="co5" style:family="table-column">
      <style:table-column-properties fo:break-before="auto" style:column-width="132.9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68.46pt"/>
    </style:style>
    <style:style style:name="co8" style:family="table-column">
      <style:table-column-properties fo:break-before="auto" style:column-width="136.54pt"/>
    </style:style>
    <style:style style:name="co9" style:family="table-column">
      <style:table-column-properties fo:break-before="auto" style:column-width="144.99pt"/>
    </style:style>
    <style:style style:name="co10" style:family="table-column">
      <style:table-column-properties fo:break-before="auto" style:column-width="139.55pt"/>
    </style:style>
    <style:style style:name="co11" style:family="table-column">
      <style:table-column-properties fo:break-before="auto" style:column-width="159.99pt"/>
    </style:style>
    <style:style style:name="co12" style:family="table-column">
      <style:table-column-properties fo:break-before="auto" style:column-width="94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/>
          <table:table-cell office:value-type="string" calcext:value-type="string">
            <text:p>Common Stop Pairs</text:p>
          </table:table-cell>
          <table:table-cell office:value-type="string" calcext:value-type="string">
            <text:p>For each route plan, get set of pairs of stops which are on the same route and compute the Jaccard index.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avid’s routes</text:p>
          </table:table-cell>
          <table:table-cell office:value-type="string" calcext:value-type="string">
            <text:p>Willy’s routes</text:p>
          </table:table-cell>
          <table:table-cell office:value-type="string" calcext:value-type="string">
            <text:p>Existing routes</text:p>
          </table:table-cell>
          <table:table-cell office:value-type="string" calcext:value-type="string">
            <text:p>Savings based ro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’s routes</text:p>
          </table:table-cell>
          <table:table-cell office:value-type="float" office:value="1" calcext:value-type="float">
            <text:p>1</text:p>
          </table:table-cell>
          <table:table-cell office:value-type="float" office:value="0.258" calcext:value-type="float">
            <text:p>0.258</text:p>
          </table:table-cell>
          <table:table-cell office:value-type="float" office:value="0.251" calcext:value-type="float">
            <text:p>0.251</text:p>
          </table:table-cell>
          <table:table-cell office:value-type="float" office:value="0.288" calcext:value-type="float">
            <text:p>0.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y’s rout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1" calcext:value-type="float">
            <text:p>0.251</text:p>
          </table:table-cell>
          <table:table-cell office:value-type="float" office:value="0.254" calcext:value-type="float">
            <text:p>0.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sting rou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217" calcext:value-type="float">
            <text:p>0.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ings based rout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Common Stop Similarity</text:p>
          </table:table-cell>
          <table:table-cell office:value-type="string" calcext:value-type="string">
            <text:p>Define a bipartite graph where nodes in part 1 are the routes for route plan 1 and similarly for route plan 2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wo routes share an edge if they visit the same stop and pick up students for the same school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ute the number of nodes in the larger part divided by the number of edges.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avid’s routes</text:p>
          </table:table-cell>
          <table:table-cell office:value-type="string" calcext:value-type="string">
            <text:p>Willy’s routes</text:p>
          </table:table-cell>
          <table:table-cell office:value-type="string" calcext:value-type="string">
            <text:p>Existing routes</text:p>
          </table:table-cell>
          <table:table-cell office:value-type="string" calcext:value-type="string">
            <text:p>Savings based routes</text:p>
          </table:table-cell>
          <table:table-cell/>
          <table:table-cell office:value-type="string" calcext:value-type="string">
            <text:p>Note: The existing routes sometimes have multiple</text:p>
          </table:table-cell>
        </table:table-row>
        <table:table-row table:style-name="ro1">
          <table:table-cell office:value-type="string" calcext:value-type="string">
            <text:p>David’s routes</text:p>
          </table:table-cell>
          <table:table-cell office:value-type="float" office:value="1" calcext:value-type="float">
            <text:p>1</text:p>
          </table:table-cell>
          <table:table-cell office:value-type="float" office:value="0.528" calcext:value-type="float">
            <text:p>0.528</text:p>
          </table:table-cell>
          <table:table-cell office:value-type="float" office:value="0.516" calcext:value-type="float">
            <text:p>0.516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string" calcext:value-type="string">
            <text:p>buses visit the same stop to pick up the same students,</text:p>
          </table:table-cell>
        </table:table-row>
        <table:table-row table:style-name="ro1">
          <table:table-cell office:value-type="string" calcext:value-type="string">
            <text:p>Willy’s rout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6" calcext:value-type="float">
            <text:p>0.526</text:p>
          </table:table-cell>
          <table:table-cell/>
          <table:table-cell office:value-type="string" calcext:value-type="string">
            <text:p>which is why there is a .845 on the diagonal.</text:p>
          </table:table-cell>
        </table:table-row>
        <table:table-row table:style-name="ro1">
          <table:table-cell office:value-type="string" calcext:value-type="string">
            <text:p>Existing routes</text:p>
          </table:table-cell>
          <table:table-cell table:number-columns-repeated="2"/>
          <table:table-cell office:value-type="float" office:value="0.845" calcext:value-type="float">
            <text:p>0.845</text:p>
          </table:table-cell>
          <table:table-cell office:value-type="float" office:value="0.498" calcext:value-type="float">
            <text:p>0.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ings based rout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Number of Identical Routes (as measured by the program)</text:p>
          </table:table-cell>
          <table:table-cell table:number-columns-repeated="4"/>
          <table:table-cell office:value-type="string" calcext:value-type="string">
            <text:p>The issue with the existing routes under the Comm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op Similarity measurement also affects these numbers.</text:p>
          </table:table-cell>
        </table:table-row>
        <table:table-row table:style-name="ro1">
          <table:table-cell/>
          <table:table-cell office:value-type="string" calcext:value-type="string">
            <text:p>David’s routes</text:p>
          </table:table-cell>
          <table:table-cell office:value-type="string" calcext:value-type="string">
            <text:p>Willy’s routes</text:p>
          </table:table-cell>
          <table:table-cell office:value-type="string" calcext:value-type="string">
            <text:p>Existing routes</text:p>
          </table:table-cell>
          <table:table-cell office:value-type="string" calcext:value-type="string">
            <text:p>Savings based routes</text:p>
          </table:table-cell>
          <table:table-cell/>
          <table:table-cell office:value-type="string" calcext:value-type="string">
            <text:p>These numbers were computed by measuring the number</text:p>
          </table:table-cell>
        </table:table-row>
        <table:table-row table:style-name="ro1">
          <table:table-cell office:value-type="string" calcext:value-type="string">
            <text:p>David’s routes</text:p>
          </table:table-cell>
          <table:table-cell office:value-type="float" office:value="629" calcext:value-type="float">
            <text:p>629</text:p>
          </table:table-cell>
          <table:table-cell office:value-type="float" office:value="181" calcext:value-type="float">
            <text:p>181</text:p>
          </table:table-cell>
          <table:table-cell office:value-type="float" office:value="93" calcext:value-type="float">
            <text:p>93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of connected components of size 2 in the bipartite graph</text:p>
          </table:table-cell>
        </table:table-row>
        <table:table-row table:style-name="ro1">
          <table:table-cell office:value-type="string" calcext:value-type="string">
            <text:p>Willy’s routes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float" office:value="99" calcext:value-type="float">
            <text:p>9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described for the Common Stop Similarity measurement.</text:p>
          </table:table-cell>
        </table:table-row>
        <table:table-row table:style-name="ro1">
          <table:table-cell office:value-type="string" calcext:value-type="string">
            <text:p>Existing routes</text:p>
          </table:table-cell>
          <table:table-cell table:number-columns-repeated="2"/>
          <table:table-cell office:value-type="float" office:value="574" calcext:value-type="float">
            <text:p>574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ings based routes</text:p>
          </table:table-cell>
          <table:table-cell table:number-columns-repeated="3"/>
          <table:table-cell office:value-type="float" office:value="649" calcext:value-type="float">
            <text:p>649</text:p>
          </table:table-cell>
          <table:table-cell table:number-columns-repeated="2"/>
        </table:table-row>
      </table:table>
      <table:table table:name="Sheet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2" table:default-cell-style-name="Default"/>
        <table:table-row table:style-name="ro1">
          <table:table-cell/>
          <table:table-cell office:value-type="string" calcext:value-type="string">
            <text:p>Common Stop Pairs</text:p>
          </table:table-cell>
          <table:table-cell office:value-type="string" calcext:value-type="string">
            <text:p>For each route plan, get set of pairs of stops which are on the same route and compute the Jaccard index.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Existing routes</text:p>
          </table:table-cell>
          <table:table-cell office:value-type="string" calcext:value-type="string">
            <text:p>My routes (pre-improvement)</text:p>
          </table:table-cell>
          <table:table-cell office:value-type="string" calcext:value-type="string">
            <text:p>My routes (post-improvement)</text:p>
          </table:table-cell>
          <table:table-cell office:value-type="string" calcext:value-type="string">
            <text:p>Savings routes (pre-improvement)</text:p>
          </table:table-cell>
          <table:table-cell office:value-type="string" calcext:value-type="string">
            <text:p>Savings routes (post-improveme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sting routes</text:p>
          </table:table-cell>
          <table:table-cell office:value-type="float" office:value="1" calcext:value-type="float">
            <text:p>1</text:p>
          </table:table-cell>
          <table:table-cell office:value-type="float" office:value="0.223924922784509" calcext:value-type="float">
            <text:p>0.223924922784509</text:p>
          </table:table-cell>
          <table:table-cell office:value-type="float" office:value="0.258711217183771" calcext:value-type="float">
            <text:p>0.258711217183771</text:p>
          </table:table-cell>
          <table:table-cell office:value-type="float" office:value="0.217132265325036" calcext:value-type="float">
            <text:p>0.217132265325036</text:p>
          </table:table-cell>
          <table:table-cell office:value-type="float" office:value="0.234042553191489" calcext:value-type="float">
            <text:p>0.234042553191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 routes (pre-improvement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53142329020333" calcext:value-type="float">
            <text:p>0.553142329020333</text:p>
          </table:table-cell>
          <table:table-cell office:value-type="float" office:value="0.290933293891436" calcext:value-type="float">
            <text:p>0.290933293891436</text:p>
          </table:table-cell>
          <table:table-cell office:value-type="float" office:value="0.267348242811502" calcext:value-type="float">
            <text:p>0.267348242811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 routes (post-improvement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278751603249252" calcext:value-type="float">
            <text:p>0.278751603249252</text:p>
          </table:table-cell>
          <table:table-cell office:value-type="float" office:value="0.285352896534278" calcext:value-type="float">
            <text:p>0.285352896534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ings routes (pre-improvement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478925272879933" calcext:value-type="float">
            <text:p>0.4789252728799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ings routes (post-improvement)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ommon Stop Similarity</text:p>
          </table:table-cell>
          <table:table-cell office:value-type="string" calcext:value-type="string">
            <text:p>Define a bipartite graph where nodes in part 1 are the routes for route plan 1 and similarly for route plan 2.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wo routes share an edge if they visit the same stop and pick up students for the same school.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ompute the number of nodes in the larger part divided by the number of edges.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Existing routes</text:p>
          </table:table-cell>
          <table:table-cell office:value-type="string" calcext:value-type="string">
            <text:p>My routes (pre-improvement)</text:p>
          </table:table-cell>
          <table:table-cell office:value-type="string" calcext:value-type="string">
            <text:p>My routes (post-improvement)</text:p>
          </table:table-cell>
          <table:table-cell office:value-type="string" calcext:value-type="string">
            <text:p>Savings routes (pre-improvement)</text:p>
          </table:table-cell>
          <table:table-cell office:value-type="string" calcext:value-type="string">
            <text:p>Savings routes (post-improvement)</text:p>
          </table:table-cell>
          <table:table-cell/>
          <table:table-cell office:value-type="string" calcext:value-type="string">
            <text:p>Note: The existing routes sometimes have multiple</text:p>
          </table:table-cell>
        </table:table-row>
        <table:table-row table:style-name="ro1">
          <table:table-cell office:value-type="string" calcext:value-type="string">
            <text:p>Existing routes</text:p>
          </table:table-cell>
          <table:table-cell office:value-type="float" office:value="0.827027027027027" calcext:value-type="float">
            <text:p>0.827027027027027</text:p>
          </table:table-cell>
          <table:table-cell office:value-type="float" office:value="0.411290322580645" calcext:value-type="float">
            <text:p>0.411290322580645</text:p>
          </table:table-cell>
          <table:table-cell office:value-type="float" office:value="0.443907156673114" calcext:value-type="float">
            <text:p>0.443907156673114</text:p>
          </table:table-cell>
          <table:table-cell office:value-type="float" office:value="0.492592592592593" calcext:value-type="float">
            <text:p>0.492592592592593</text:p>
          </table:table-cell>
          <table:table-cell office:value-type="float" office:value="0.439234449760766" calcext:value-type="float">
            <text:p>0.439234449760766</text:p>
          </table:table-cell>
          <table:table-cell/>
          <table:table-cell office:value-type="string" calcext:value-type="string">
            <text:p>buses visit the same stop to pick up the same students,</text:p>
          </table:table-cell>
        </table:table-row>
        <table:table-row table:style-name="ro1">
          <table:table-cell office:value-type="string" calcext:value-type="string">
            <text:p>My routes (pre-improvement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42547033285094" calcext:value-type="float">
            <text:p>0.642547033285094</text:p>
          </table:table-cell>
          <table:table-cell office:value-type="float" office:value="0.545641025641026" calcext:value-type="float">
            <text:p>0.545641025641026</text:p>
          </table:table-cell>
          <table:table-cell office:value-type="float" office:value="0.449848024316109" calcext:value-type="float">
            <text:p>0.449848024316109</text:p>
          </table:table-cell>
          <table:table-cell/>
          <table:table-cell office:value-type="string" calcext:value-type="string">
            <text:p>which is why there is a .845 on the diagonal.</text:p>
          </table:table-cell>
        </table:table-row>
        <table:table-row table:style-name="ro1">
          <table:table-cell office:value-type="string" calcext:value-type="string">
            <text:p>My routes (post-improvement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556485355648536" calcext:value-type="float">
            <text:p>0.556485355648536</text:p>
          </table:table-cell>
          <table:table-cell office:value-type="float" office:value="0.440713536201469" calcext:value-type="float">
            <text:p>0.440713536201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ings routes (pre-improvement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717948717948718" calcext:value-type="float">
            <text:p>0.7179487179487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ings routes (post-improvement)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Number of Identical Routes (as measured by the program)</text:p>
          </table:table-cell>
          <table:table-cell table:number-columns-repeated="5"/>
          <table:table-cell office:value-type="string" calcext:value-type="string">
            <text:p>The issue with the existing routes under the Common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top Similarity measurement also affects these numbers.</text:p>
          </table:table-cell>
        </table:table-row>
        <table:table-row table:style-name="ro1">
          <table:table-cell/>
          <table:table-cell office:value-type="string" calcext:value-type="string">
            <text:p>Existing routes</text:p>
          </table:table-cell>
          <table:table-cell office:value-type="string" calcext:value-type="string">
            <text:p>My routes (pre-improvement)</text:p>
          </table:table-cell>
          <table:table-cell office:value-type="string" calcext:value-type="string">
            <text:p>My routes (post-improvement)</text:p>
          </table:table-cell>
          <table:table-cell office:value-type="string" calcext:value-type="string">
            <text:p>Savings routes (pre-improvement)</text:p>
          </table:table-cell>
          <table:table-cell office:value-type="string" calcext:value-type="string">
            <text:p>Savings routes (post-improvement)</text:p>
          </table:table-cell>
          <table:table-cell/>
          <table:table-cell office:value-type="string" calcext:value-type="string">
            <text:p>These numbers were computed by measuring the number</text:p>
          </table:table-cell>
        </table:table-row>
        <table:table-row table:style-name="ro1">
          <table:table-cell office:value-type="string" calcext:value-type="string">
            <text:p>Existing routes</text:p>
          </table:table-cell>
          <table:table-cell office:value-type="float" office:value="390" calcext:value-type="float">
            <text:p>39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f connected components of size 2 in the bipartite graph</text:p>
          </table:table-cell>
        </table:table-row>
        <table:table-row table:style-name="ro1">
          <table:table-cell office:value-type="string" calcext:value-type="string">
            <text:p>My routes (pre-improvement)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168" calcext:value-type="float">
            <text:p>168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described for the Common Stop Similarity measurement.</text:p>
          </table:table-cell>
        </table:table-row>
        <table:table-row table:style-name="ro1">
          <table:table-cell office:value-type="string" calcext:value-type="string">
            <text:p>My routes (post-improvement)</text:p>
          </table:table-cell>
          <table:table-cell table:number-columns-repeated="2"/>
          <table:table-cell office:value-type="float" office:value="412" calcext:value-type="float">
            <text:p>412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ings routes (pre-improvement)</text:p>
          </table:table-cell>
          <table:table-cell table:number-columns-repeated="3"/>
          <table:table-cell office:value-type="float" office:value="532" calcext:value-type="float">
            <text:p>532</text:p>
          </table:table-cell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ings routes (post-improvement)</text:p>
          </table:table-cell>
          <table:table-cell table:number-columns-repeated="4"/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Number of routes in my route plan (before busing) containing both E and H: 33 out of 4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ber of routes in savings-based route plan (before busing) containing both E and H: 27 out of 4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ber of routes in existing route plan (before busing) containing both E and H: 41 out of 459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umber of routes in existing route plan (before busing) that pick up students for the same school at the same stop as at least 2 other routes: 69 out of 4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ber of stops which are split in such a way: 50 out of 203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0">00/00/0000</text:date>, <text:time style:data-style-name="N2" text:time-value="22:10:39.5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20:16:35.865000000</meta:creation-date>
    <dc:date>2019-06-20T13:28:57.914000000</dc:date>
    <meta:editing-duration>PT15H30M39S</meta:editing-duration>
    <meta:editing-cycles>6</meta:editing-cycles>
    <meta:generator>LibreOffice/6.2.3.2$Windows_X86_64 LibreOffice_project/aecc05fe267cc68dde00352a451aa867b3b546ac</meta:generator>
    <meta:document-statistic meta:table-count="2" meta:cell-count="164" meta:object-count="0"/>
  </office:meta>
</office:document-meta>
</file>